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1.056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2.4cm"/>
    </style:style>
    <style:style style:name="gr3" style:family="graphic" style:parent-style-name="standard">
      <style:graphic-properties draw:stroke="dash" draw:stroke-dash="Fine_20_Dashed" draw:fill-color="#00a6a8" draw:textarea-horizontal-align="justify" draw:textarea-vertical-align="middle" draw:auto-grow-height="false" fo:min-height="1.45cm" fo:min-width="2.5cm"/>
    </style:style>
    <style:style style:name="gr4" style:family="graphic" style:parent-style-name="standard">
      <style:graphic-properties draw:stroke="dash" draw:stroke-dash="Fine_20_Dashed" draw:fill-color="#00a6a8" draw:textarea-horizontal-align="justify" draw:textarea-vertical-align="middle" draw:auto-grow-height="false" fo:min-height="1.55cm" fo:min-width="2.4cm"/>
    </style:style>
    <style:style style:name="gr5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start="Arrow" draw:marker-end="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" draw:fill-color="#00a6a8" draw:textarea-horizontal-align="justify" draw:textarea-vertical-align="middle" draw:auto-grow-height="false" fo:min-height="1.55cm" fo:min-width="2.3cm"/>
    </style:style>
    <style:style style:name="gr9" style:family="graphic" style:parent-style-name="objectwithoutfill">
      <style:graphic-properties draw:marker-start="" draw:fill="none" draw:textarea-vertical-align="middle"/>
    </style:style>
    <style:style style:name="gr10" style:family="graphic" style:parent-style-name="standard">
      <style:graphic-properties draw:stroke="dash" draw:stroke-dash="Line_20_Style_20_1" svg:stroke-color="#000000" draw:fill="none" draw:textarea-horizontal-align="justify" draw:textarea-vertical-align="middle" draw:auto-grow-height="false" fo:min-height="2.35cm" fo:min-width="8.1cm"/>
    </style:style>
    <style:style style:name="P1" style:family="paragraph">
      <style:paragraph-properties fo:text-align="center"/>
    </style:style>
    <style:style style:name="P2" style:family="paragraph">
      <loext:graphic-properties draw:fill-color="#00a6a8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2.2cm" svg:height="2.1cm" svg:x="2.1cm" svg:y="11cm"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xml:id="id1" draw:id="id1" draw:layer="layout" svg:width="2.9cm" svg:height="1.8cm" svg:x="9.3cm" svg:y="3.8cm">
          <text:p text:style-name="P1">商户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cm" svg:height="1.7cm" svg:x="19.3cm" svg:y="11.4cm">
          <text:p text:style-name="P1">易付通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2.9cm" svg:height="1.8cm" svg:x="9.2cm" svg:y="17.8cm">
          <text:p text:style-name="P1">腾讯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line" svg:x1="10.75cm" svg:y1="5.6cm" svg:x2="3.978cm" svg:y2="11.307cm" draw:start-shape="id1" draw:start-glue-point="6" draw:end-shape="id2" draw:end-glue-point="11" svg:d="M10750 5600l-6772 5707" svg:viewBox="0 0 6773 5708">
          <text:p text:style-name="P1">4.扫描二维码(APP)</text:p>
        </draw:connector>
        <draw:connector draw:style-name="gr6" draw:text-style-name="P3" draw:layer="layout" draw:type="line" svg:x1="19.3cm" svg:y1="12.25cm" svg:x2="10.65cm" svg:y2="17.8cm" draw:start-shape="id3" draw:start-glue-point="5" draw:end-shape="id4" draw:end-glue-point="4" svg:d="M19300 12250l-8650 5550" svg:viewBox="0 0 8651 5551">
          <text:p text:style-name="P1">7.发起扣款申请</text:p>
        </draw:connector>
        <draw:connector draw:style-name="gr6" draw:text-style-name="P3" draw:layer="layout" draw:type="line" svg:x1="10.65cm" svg:y1="17.8cm" svg:x2="3.978cm" svg:y2="12.793cm" draw:start-shape="id4" draw:start-glue-point="4" draw:end-shape="id2" draw:end-glue-point="9" svg:d="M10650 17800l-6672-5007" svg:viewBox="0 0 6673 5008">
          <text:p text:style-name="P1">11.显示扣款结果</text:p>
        </draw:connector>
        <draw:connector draw:style-name="gr7" draw:text-style-name="P5" draw:layer="layout" draw:type="curve" draw:line-skew="-1.868cm -1.838cm" svg:x1="9.3cm" svg:y1="4.7cm" svg:x2="10.75cm" svg:y2="3.8cm" draw:start-shape="id1" draw:end-shape="id1" draw:end-glue-point="4" svg:d="M9300 4700c-3553 0-2962-1620-1711-2722s3161-1686 3161 1822" svg:viewBox="0 0 4133 3573">
          <text:p text:style-name="P4">2.生成订单(收银台)</text:p>
        </draw:connector>
        <draw:custom-shape draw:style-name="gr8" draw:text-style-name="P2" xml:id="id6" draw:id="id6" draw:layer="layout" svg:width="2.8cm" svg:height="1.8cm" svg:x="19.3cm" svg:y="3.8cm">
          <text:p text:style-name="P1">代理商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3cm" svg:height="1.7cm" svg:x="23.801cm" svg:y="11.401cm">
          <text:p text:style-name="P1">NO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draw:type="line" svg:x1="22.3cm" svg:y1="12.25cm" svg:x2="23.801cm" svg:y2="12.251cm" draw:start-shape="id3" draw:start-glue-point="7" draw:end-shape="id5" draw:end-glue-point="5" svg:d="M22300 12250l1501 1" svg:viewBox="0 0 1502 2">
          <text:p/>
        </draw:connector>
        <draw:custom-shape draw:style-name="gr10" draw:text-style-name="P3" draw:layer="layout" svg:width="8.6cm" svg:height="2.6cm" svg:x="18.8cm" svg:y="11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draw:line-skew="1.441cm 0.793cm" svg:x1="20.8cm" svg:y1="11.4cm" svg:x2="22.1cm" svg:y2="4.7cm" draw:start-shape="id3" draw:start-glue-point="4" draw:end-shape="id6" draw:end-glue-point="7" svg:d="M20800 11400c0-2187 1298-1821 2108-2950s1134-3750-808-3750" svg:viewBox="0 0 2745 6701">
          <text:p text:style-name="P1"><text:s text:c="21"/>9.返回扣款结果</text:p>
          <text:p text:style-name="P1"/>
          <text:p text:style-name="P1"/>
        </draw:connector>
        <draw:connector draw:style-name="gr6" draw:text-style-name="P3" draw:layer="layout" draw:type="curve" draw:line-skew="-0.988cm -0.573cm" svg:x1="20.7cm" svg:y1="5.6cm" svg:x2="19.3cm" svg:y2="12.25cm" draw:start-shape="id6" draw:start-glue-point="6" draw:end-shape="id3" draw:end-glue-point="5" svg:d="M20700 5600c0 2869-1237 2391-1990 3336s-1021 3314 590 3314" svg:viewBox="0 0 2586 6651">
          <text:p text:style-name="P1">6.转发扣款申请 <text:s text:c="9"/></text:p>
        </draw:connector>
        <draw:connector draw:style-name="gr6" draw:text-style-name="P3" draw:layer="layout" draw:type="curve" draw:line-skew="0.61cm 1.636cm" svg:x1="10.75cm" svg:y1="5.6cm" svg:x2="19.3cm" svg:y2="4.7cm" draw:start-shape="id1" draw:start-glue-point="6" draw:end-shape="id6" draw:end-glue-point="5" svg:d="M10750 5600c0 1668 3319 1390 4739 748s942-1648 3811-1648" svg:viewBox="0 0 8551 2150">
          <text:p text:style-name="P1"><text:s text:c="8"/></text:p>
          <text:p text:style-name="P1"><text:s text:c="5"/>5.发起扣款申请</text:p>
        </draw:connector>
        <draw:connector draw:style-name="gr6" draw:text-style-name="P3" draw:layer="layout" draw:type="curve" draw:line-skew="-0.711cm -1.837cm" svg:x1="20.7cm" svg:y1="3.8cm" svg:x2="12.2cm" svg:y2="4.7cm" draw:start-shape="id6" draw:start-glue-point="4" draw:end-shape="id1" draw:end-glue-point="7" svg:d="M20700 3800c0-1818-3393-1516-4876-836s-1053 1736-3624 1736" svg:viewBox="0 0 8501 2267">
          <text:p text:style-name="P1">10.返回扣款结果</text:p>
          <text:p text:style-name="P1"/>
        </draw:connector>
        <draw:connector draw:style-name="gr6" draw:text-style-name="P3" draw:layer="layout" draw:type="curve" svg:x1="12.1cm" svg:y1="18.7cm" svg:x2="20.8cm" svg:y2="13.1cm" draw:start-shape="id4" draw:start-glue-point="7" draw:end-shape="id3" draw:end-glue-point="6" svg:d="M12100 18700c5800 0 8700-1866 8700-5600" svg:viewBox="0 0 8701 5601">
          <text:p text:style-name="P1"/>
          <text:p text:style-name="P1"/>
          <text:p text:style-name="P1"/>
          <text:p text:style-name="P1"/>
          <text:p text:style-name="P1"><text:s text:c="16"/>8.返回扣款结果</text:p>
        </draw:connector>
        <draw:connector draw:style-name="gr6" draw:text-style-name="P3" draw:layer="layout" draw:type="curve" svg:x1="9.2cm" svg:y1="18.7cm" svg:x2="3.2cm" svg:y2="13.1cm" draw:start-shape="id4" draw:start-glue-point="5" draw:end-shape="id2" draw:end-glue-point="8" svg:d="M9200 18700c-4000 0-6000-1866-6000-5600" svg:viewBox="0 0 6001 5601">
          <text:p text:style-name="P1"/>
          <text:p text:style-name="P1"/>
          <text:p text:style-name="P1"/>
          <text:p text:style-name="P1">3.生成二维码 <text:s text:c="15"/></text:p>
          <text:p text:style-name="P1"/>
        </draw:connector>
        <draw:connector draw:style-name="gr6" draw:text-style-name="P3" draw:layer="layout" draw:type="curve" svg:x1="3.2cm" svg:y1="11cm" svg:x2="9.3cm" svg:y2="4.7cm" draw:start-shape="id2" draw:start-glue-point="4" draw:end-shape="id1" draw:end-glue-point="5" svg:d="M3200 11000c0-4200 2033-6300 6100-6300" svg:viewBox="0 0 6101 6301">
          <text:p text:style-name="P1">1.购买商品 <text:s text:c="19"/>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0.3cm" draw:distance="0.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marker-start="Arrow" draw:fill="none" draw:fill-gradient-name="Gradient_20_3" draw:fill-hatch-name="Hatching_20_6" draw:fill-image-name="Bitmap_20_1" draw:auto-grow-width="tru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8T15:48:49.757000000</meta:creation-date>
    <dc:date>2018-03-18T12:20:19.315000000</dc:date>
    <meta:editing-duration>PT7H37M26S</meta:editing-duration>
    <meta:editing-cycles>135</meta:editing-cycles>
    <meta:generator>LibreOffice/5.4.0.3$Windows_x86 LibreOffice_project/7556cbc6811c9d992f4064ab9287069087d7f62c</meta:generator>
    <meta:document-statistic meta:object-count="19"/>
  </office:meta>
</office:document-meta>
</file>